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Kings 1<text:s text:c="1"/></text:span><text:span text:style-name="a432" text:class-names=""/></text:p>
          </draw:text-box>
          <svg:title/>
          <svg:desc/>
        </draw:frame>
        <draw:frame draw:id="id84" presentation:style-name="a447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LDNESS OF DAVID (1:1-4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ONSPIRACY BY ADONIJAH (1:5-10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THE COUNTERPLOT BY NATHAN (1:11-2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/></text:p>
              </text:list-item>
            </text:list>
          </draw:text-box>
          <svg:title/>
          <svg:desc/>
        </draw:frame>
      </draw:page>
      <draw:page draw:name="Slide2" draw:style-name="a448" draw:master-page-name="Master1-Layout12-tx-Title-and-Text" presentation:presentation-page-layout-name="Master1-PPL12" draw:id="Slide-257">
        <draw:frame draw:id="id85" presentation:style-name="a452" draw:name="Title 1" svg:x="1.38in" svg:y="0.4in" svg:width="10.6in" svg:height="1.44965in" presentation:class="title" presentation:placeholder="false">
          <draw:text-box>
            <text:p text:style-name="a451" text:class-names="" text:cond-style-name=""><text:span text:style-name="a449" text:class-names="">THE COUNTERPLOT BY NATHAN (1:11-27):<text:s text:c="1"/></text:span><text:span text:style-name="a450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5">
              <text:list-item>
                <text:p text:style-name="a454" text:class-names="" text:cond-style-name=""><text:span text:style-name="a453" text:class-names=""><text:s text:c="1"/>Nathan meets with Bathsheba (1:11-21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Nathan meets with David (11:22-27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Kings 1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LDNESS OF DAVID (1:1-4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ONSPIRACY BY ADONIJAH (1:5-10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UNTERPLOT BY NATHAN (1:11-2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OMMAND BY DAVID (1:28-37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2-tx-Title-and-Text" presentation:presentation-page-layout-name="Master1-PPL12" draw:id="Slide-259">
        <draw:frame draw:id="id89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COMMAND BY DAVID (1:28-37)<text:s text:c="1"/></text:span><text:span text:style-name="a486" text:class-names=""/></text:p>
          </draw:text-box>
          <svg:title/>
          <svg:desc/>
        </draw:frame>
        <draw:frame draw:id="id90" presentation:style-name="a498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His intentions (1:28-31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His instructions (1:32-37)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5" draw:style-name="a499" draw:master-page-name="Master1-Layout12-tx-Title-and-Text" presentation:presentation-page-layout-name="Master1-PPL12" draw:id="Slide-260">
        <draw:frame draw:id="id91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1 Kings 1<text:s text:c="1"/></text:span><text:span text:style-name="a501" text:class-names=""/></text:p>
          </draw:text-box>
          <svg:title/>
          <svg:desc/>
        </draw:frame>
        <draw:frame draw:id="id92" presentation:style-name="a525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THE COLDNESS OF DAVID (1:1-4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THE CONSPIRACY BY ADONIJAH (1:5-10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THE COUNTERPLOT BY NATHAN (1:11-27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THE COMMAND BY DAVID (1:28-37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THE CROWNING BY ZADOK (1:38-4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THE COMPASSION OF SOLOMON (1:41-53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 </dc:title>
    <meta:initial-creator>David STRICKLAND</meta:initial-creator>
    <dc:creator>David STRICKLAND</dc:creator>
    <meta:creation-date>2020-02-23T23:08:19Z</meta:creation-date>
    <dc:date>2020-02-23T23:08:19Z</dc:date>
    <meta:template xlink:href="BibleStudy" xlink:type="simple"/>
    <meta:editing-cycles>1</meta:editing-cycles>
    <meta:editing-duration>PT0S</meta:editing-duration>
    <meta:document-statistic meta:paragraph-count="22" meta:word-count="142"/>
  </office:meta>
</office:document-meta>
</file>